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64af6" officeooo:paragraph-rsid="00064af6"/>
    </style:style>
    <style:style style:name="P2" style:family="paragraph" style:parent-style-name="Standard">
      <style:text-properties officeooo:rsid="00075298" officeooo:paragraph-rsid="00075298"/>
    </style:style>
    <style:style style:name="P3" style:family="paragraph" style:parent-style-name="Standard">
      <style:text-properties fo:font-weight="normal" officeooo:rsid="00075298" officeooo:paragraph-rsid="00075298" style:font-weight-asian="normal" style:font-weight-complex="normal"/>
    </style:style>
    <style:style style:name="P4" style:family="paragraph" style:parent-style-name="Standard">
      <style:text-properties fo:font-weight="normal" officeooo:rsid="00075298" officeooo:paragraph-rsid="000833da" style:font-weight-asian="normal" style:font-weight-complex="normal"/>
    </style:style>
    <style:style style:name="P5" style:family="paragraph" style:parent-style-name="Standard">
      <style:text-properties fo:font-weight="normal" officeooo:paragraph-rsid="000dc7d3"/>
    </style:style>
    <style:style style:name="P6" style:family="paragraph" style:parent-style-name="Standard">
      <style:text-properties officeooo:rsid="000833da" officeooo:paragraph-rsid="000833da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9a22b" officeooo:paragraph-rsid="0009a22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0d6351" officeooo:paragraph-rsid="0009a22b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officeooo:rsid="00064af6" officeooo:paragraph-rsid="00064af6"/>
    </style:style>
    <style:style style:name="P10" style:family="paragraph" style:parent-style-name="Standard" style:list-style-name="L1">
      <style:text-properties officeooo:rsid="000cb1d1" officeooo:paragraph-rsid="000cb1d1"/>
    </style:style>
    <style:style style:name="P11" style:family="paragraph" style:parent-style-name="Standard" style:list-style-name="L2">
      <style:text-properties officeooo:rsid="000833da" officeooo:paragraph-rsid="000833da"/>
    </style:style>
    <style:style style:name="T1" style:family="text">
      <style:text-properties officeooo:rsid="000752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33d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33da" style:font-style-asian="italic" style:font-style-complex="italic"/>
    </style:style>
    <style:style style:name="T6" style:family="text">
      <style:text-properties fo:font-style="italic" officeooo:rsid="000dc7d3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833da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33da" style:font-weight-asian="normal" style:font-weight-complex="normal"/>
    </style:style>
    <style:style style:name="T12" style:family="text">
      <style:text-properties fo:font-weight="normal" officeooo:rsid="00102cea" style:font-weight-asian="normal" style:font-weight-complex="normal"/>
    </style:style>
    <style:style style:name="T13" style:family="text">
      <style:text-properties officeooo:rsid="0009a22b"/>
    </style:style>
    <style:style style:name="T14" style:family="text">
      <style:text-properties officeooo:rsid="000b2f2b"/>
    </style:style>
    <style:style style:name="T15" style:family="text">
      <style:text-properties officeooo:rsid="000cb1d1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17" style:family="text">
      <style:text-properties officeooo:rsid="00075298" style:font-weight-asian="normal" style:font-weight-complex="normal"/>
    </style:style>
    <style:style style:name="T18" style:family="text">
      <style:text-properties officeooo:rsid="000833da" style:font-weight-asian="normal" style:font-weight-complex="normal"/>
    </style:style>
    <style:style style:name="T19" style:family="text">
      <style:text-properties officeooo:rsid="000dc7d3" style:font-weight-asian="normal" style:font-weight-complex="normal"/>
    </style:style>
    <style:style style:name="T20" style:family="text">
      <style:text-properties style:font-name="Liberation Serif" fo:font-size="12pt" officeooo:rsid="000dc7d3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officeooo:rsid="00075298" style:font-size-asian="12pt" style:font-weight-asian="normal" style:font-size-complex="12pt" style:font-weight-complex="normal"/>
    </style:style>
    <style:style style:name="T22" style:family="text">
      <style:text-properties officeooo:rsid="00102c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w the fitted.well object is created</text:p>
      <text:p text:style-name="P8"/>
      <text:list xml:id="list2415562551821480371" text:style-name="L1">
        <text:list-item>
          <text:p text:style-name="P9">The well.array is created by reading an xlsx or csv raw data file. </text:p>
        </text:list-item>
        <text:list-item>
          <text:p text:style-name="P9">This raw data then is transformed and normalized. (using <text:span text:style-name="T2">normalize.and.transform.R</text:span> <text:span text:style-name="T14">class</text:span>). <text:span text:style-name="T15">For documentation of this step, see NormalizeAndTransform.odt.</text:span></text:p>
        </text:list-item>
        <text:list-item>
          <text:p text:style-name="P9">After that, the output data is pre-fitted by analyzing the curve shapes. (using <text:span text:style-name="T2">slope.analysis.R</text:span> <text:span text:style-name="T14">class</text:span>). <text:span text:style-name="T15">For documentation of this step, see Prefitted And Fit Model Data.odt.</text:span></text:p>
        </text:list-item>
        <text:list-item>
          <text:p text:style-name="P10">Since some parameters take part in the process of creating a fitted.well obbject are related to models, see the documentation of <text:span text:style-name="T2">class.model</text:span> for equations of each model.</text:p>
        </text:list-item>
      </text:list>
      <text:p text:style-name="P1"/>
      <text:p text:style-name="P1">Th<text:span text:style-name="T3">e</text:span> main task is fitting parameterized models to the collected data. (using <text:span text:style-name="T2">fit.model.R</text:span> object)</text:p>
      <text:p text:style-name="P6">Parameters:</text:p>
      <text:list xml:id="list4819567141993683843" text:style-name="L2">
        <text:list-item>
          <text:p text:style-name="P11"><text:span text:style-name="T2">Input.wells</text:span>: a pre-fitted and normalized data. <text:span text:style-name="T13">This is an R-array object.</text:span></text:p>
        </text:list-item>
        <text:list-item>
          <text:p text:style-name="P11"><text:span text:style-name="T2">growth.model:</text:span> objects of class model (<text:span text:style-name="T2">class.model.R</text:span> object)</text:p>
        </text:list-item>
        <text:list-item>
          <text:p text:style-name="P11"><text:span text:style-name="T2">backup.growth.model:</text:span> objects of class model (<text:span text:style-name="T2">class.model.R</text:span> object)</text:p>
        </text:list-item>
        <text:list-item>
          <text:p text:style-name="P11"><text:span text:style-name="T2">fit.if.no.growth:</text:span> should the function attempt to fit a well even if there was no growth detected? The default is False. </text:p>
        </text:list-item>
      </text:list>
      <text:p text:style-name="P6"/>
      <text:p text:style-name="P2">At first, the three following slots <text:span text:style-name="T3">in </text:span><text:span text:style-name="T8">input.wells</text:span> are changed to NA or empty value: <text:span text:style-name="T5">&lt;</text:span><text:span text:style-name="T4">model.name</text:span><text:span text:style-name="T5">&gt;</text:span>, <text:span text:style-name="T5">&lt;</text:span><text:span text:style-name="T4">fit.par</text:span><text:span text:style-name="T5">&gt;</text:span>, <text:span text:style-name="T5">&lt;</text:span><text:span text:style-name="T4">equation</text:span><text:span text:style-name="T5">&gt;</text:span>.</text:p>
      <text:p text:style-name="P2"/>
      <text:p text:style-name="P6">Get <text:span text:style-name="T22">the </text:span>OD vs. time data from well and stored it as <text:span text:style-name="T7">input.data.</text:span></text:p>
      <text:p text:style-name="P6"/>
      <text:p text:style-name="P6">The function s<text:span text:style-name="T1">kip</text:span>s a<text:span text:style-name="T1"> well if there is no growth in slot “curve.par”, if </text:span><text:span text:style-name="T6">fit-no-growth</text:span><text:span text:style-name="T1"> option is toggled to false </text:span>and<text:span text:style-name="T1"> if there are fewer than 5 data points left in the analysis.</text:span></text:p>
      <text:p text:style-name="P6"/>
      <text:p text:style-name="P2"><text:span text:style-name="T11">The function then c</text:span><text:span text:style-name="T10">hange</text:span><text:span text:style-name="T11">s the</text:span><text:span text:style-name="T10"> column headers of </text:span><text:span text:style-name="T7">input.data</text:span><text:span text:style-name="T10"> to the more general "Time" vs. "y" </text:span><text:span text:style-name="T11">model. It then e</text:span><text:span text:style-name="T10">xtract</text:span><text:span text:style-name="T11">s</text:span><text:span text:style-name="T10"> the model formula from </text:span><text:span text:style-name="T9">&lt;growth.model&gt;</text:span><text:span text:style-name="T10"> </text:span><text:span text:style-name="T11">in </text:span><text:span text:style-name="T10">slot "formula" </text:span><text:span text:style-name="T12">of the well object</text:span><text:span text:style-name="T10">.</text:span></text:p>
      <text:p text:style-name="P3"><text:span text:style-name="T3">U</text:span>s<text:span text:style-name="T3">e</text:span> the function from slot "guess" to calculate initial guesses for model parameters based on slope estimates in &lt;input.well&gt;. </text:p>
      <text:p text:style-name="P3"/>
      <text:p text:style-name="P5"><text:span text:style-name="T17">Attempt to fit a nonlinear least squares </text:span><text:span text:style-name="T18">m</text:span><text:span text:style-name="T17">odel, </text:span><text:span text:style-name="T19">which</text:span><text:span text:style-name="T17"> </text:span><text:span text:style-name="T20">d</text:span><text:span text:style-name="T16">etermine the nonlinear (weighted) least-squares estimates of the parameters of a nonlinear model.</text:span><text:span text:style-name="T21"> </text:span></text:p>
      <text:p text:style-name="P3"/>
      <text:p text:style-name="P3">If using a Richards 5 parameter model, report an error if the fitted value for c<text:span text:style-name="T22">(??)</text:span> is negative, <text:span text:style-name="T3">i</text:span>f the baseline is below the plateau, or if the fitted theta is negative. </text:p>
      <text:p text:style-name="P3"/>
      <text:p text:style-name="P4">If no error was reported by the model fitting, report successful fit in slot "fit.info", add coefficients to slot "fit.par", add the model equation and name to slots "equation" and "growth.model.name". </text:p>
      <text:p text:style-name="P4"/>
      <text:p text:style-name="P4">If the model fitting returned an error, do the same thing as above except using the backup model. </text:p>
      <text:p text:style-name="P4"/>
      <text:p text:style-name="P3">If both models failed, report a failure to slot "fit.info." leave the other slots blank or N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4-29T14:38:22.727913056</meta:creation-date>
    <dc:date>2014-06-02T14:29:34.094701712</dc:date>
    <dc:creator>Minh </dc:creator>
    <meta:editing-duration>PT1H2M9S</meta:editing-duration>
    <meta:editing-cycles>10</meta:editing-cycles>
    <meta:generator>LibreOffice/4.1.3.2$Linux_X86_64 LibreOffice_project/410m0$Build-2</meta:generator>
    <meta:document-statistic meta:table-count="0" meta:image-count="0" meta:object-count="0" meta:page-count="1" meta:paragraph-count="21" meta:word-count="393" meta:character-count="2432" meta:non-whitespace-character-count="2060"/>
  </office:meta>
</office:document-meta>
</file>